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0fe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0fe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0fe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0fe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0fe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0fe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0fe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0fe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0fe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0fe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0fe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0fe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0fe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0fe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0fe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0fe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0fe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ebastiàn Isaac  Salas Mirand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12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13836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ackeline Maria Miranda Màr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3836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0.22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5" meta:non-whitespace-character-count="1006"/>
    <meta:template xlink:type="simple" xlink:actuate="onRequest" xlink:title="Normal" xlink:href=""/>
  </office:meta>
</office:document-meta>
</file>